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0a98" officeooo:paragraph-rsid="00190a98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officeooo:rsid="00190a98" officeooo:paragraph-rsid="00190a98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a22e0" officeooo:paragraph-rsid="001a22e0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a4420" officeooo:paragraph-rsid="001a4420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c9d50" officeooo:paragraph-rsid="001c9d50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ccb7a" officeooo:paragraph-rsid="001ccb7a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e86d4" officeooo:paragraph-rsid="001e86d4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a22e0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fo:font-weight="normal" officeooo:rsid="001a4420" officeooo:paragraph-rsid="001a4420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officeooo:rsid="001a4420" officeooo:paragraph-rsid="001a4420" style:font-style-asian="normal" style:font-weight-asian="normal" style:font-style-complex="normal" style:font-weight-complex="normal"/>
    </style:style>
    <style:style style:name="T1" style:family="text">
      <style:text-properties officeooo:rsid="001a22e0"/>
    </style:style>
    <style:style style:name="T2" style:family="text">
      <style:text-properties fo:font-weight="normal" officeooo:rsid="001a22e0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fe2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Description</text:p>
      <text:p text:style-name="P1"/>
      <text:list xml:id="list2277708" text:style-name="L1">
        <text:list-item>
          <text:p text:style-name="P2">What classes do I need?</text:p>
          <text:list>
            <text:list-item>
              <text:p text:style-name="P2"><text:s/><text:span text:style-name="T1">getPolicy()</text:span></text:p>
              <text:list>
                <text:list-item>
                  <text:p text:style-name="P8"><text:span text:style-name="T2">returns a specific policy data in Database.java</text:span></text:p>
                </text:list-item>
              </text:list>
            </text:list-item>
            <text:list-item>
              <text:p text:style-name="P3">getInsurancePolicies()</text:p>
              <text:list>
                <text:list-item>
                  <text:p text:style-name="P3">returns all of the policy data in Database.java</text:p>
                </text:list-item>
              </text:list>
            </text:list-item>
            <text:list-item>
              <text:p text:style-name="P4">getClaims()</text:p>
              <text:list>
                <text:list-item>
                  <text:p text:style-name="P4">returns a list of all claims in Database.java</text:p>
                </text:list-item>
              </text:list>
            </text:list-item>
            <text:list-item>
              <text:p text:style-name="P3">getInsuranceClaim()</text:p>
              <text:list>
                <text:list-item>
                  <text:p text:style-name="P4">returns a specific claim from Database.java</text:p>
                </text:list-item>
              </text:list>
            </text:list-item>
          </text:list>
        </text:list-item>
        <text:list-item>
          <text:p text:style-name="P2">How will those classes be related?</text:p>
          <text:list>
            <text:list-item>
              <text:p text:style-name="P4">getPolicy() will pull a specific policy from the list generated by getInsurancePolicy</text:p>
            </text:list-item>
          </text:list>
        </text:list-item>
        <text:list-item>
          <text:p text:style-name="P2">What methods or functions do I need?</text:p>
          <text:list>
            <text:list-item>
              <text:p text:style-name="P5">contains()</text:p>
            </text:list-item>
            <text:list-item>
              <text:p text:style-name="P5">add()<text:span text:style-name="T4">Descri</text:span></text:p>
            </text:list-item>
          </text:list>
        </text:list-item>
        <text:list-item>
          <text:p text:style-name="P2">What will the high-level user interaction look like?</text:p>
          <text:list>
            <text:list-item>
              <text:p text:style-name="P4">The final app will display in a web browser, and will be accessed by adjusting the web address</text:p>
              <text:list>
                <text:list-item>
                  <text:p text:style-name="P4">/policies</text:p>
                </text:list-item>
                <text:list-item>
                  <text:p text:style-name="P10">/policies/&lt;policy #&gt;</text:p>
                </text:list-item>
                <text:list-item>
                  <text:p text:style-name="P9"><text:span text:style-name="T3">/policies/claims/&lt;claim #&gt;</text:span></text:p>
                </text:list-item>
              </text:list>
            </text:list-item>
          </text:list>
        </text:list-item>
        <text:list-item>
          <text:p text:style-name="P2">What modules will I use to break up a larger problem into smaller, more manageable chunks?</text:p>
          <text:list>
            <text:list-item>
              <text:p text:style-name="P6">A module to gather the list of policies</text:p>
            </text:list-item>
            <text:list-item>
              <text:p text:style-name="P6">A module to gather the claims attached to a policy</text:p>
            </text:list-item>
          </text:list>
        </text:list-item>
        <text:list-item>
          <text:p text:style-name="P2">What kind of data types should I use (if applicable)?</text:p>
          <text:list>
            <text:list-item>
              <text:p text:style-name="P5">array</text:p>
            </text:list-item>
            <text:list-item>
              <text:p text:style-name="P5">string</text:p>
            </text:list-item>
            <text:list-item>
              <text:p text:style-name="P5">integer</text:p>
            </text:list-item>
          </text:list>
        </text:list-item>
        <text:list-item>
          <text:p text:style-name="P2">What kind of input validation do I need?</text:p>
          <text:list>
            <text:list-item>
              <text:p text:style-name="P5">Verify that there are integers for the ID</text:p>
            </text:list-item>
          </text:list>
        </text:list-item>
        <text:list-item>
          <text:p text:style-name="P2">What is my test plan?</text:p>
          <text:list>
            <text:list-item>
              <text:p text:style-name="P7">Start the page</text:p>
            </text:list-item>
            <text:list-item>
              <text:p text:style-name="P7">visit localhost:8080 to check that Tomcat is running</text:p>
            </text:list-item>
            <text:list-item>
              <text:p text:style-name="P7">visit localhost:8080/policies to see the policy data</text:p>
            </text:list-item>
            <text:list-item>
              <text:p text:style-name="P7">visit localhost:8080/policies?&lt;policy #&gt; to verify that a specific policy is returned</text:p>
            </text:list-item>
            <text:list-item>
              <text:p text:style-name="P7">visit localhost:8080/policies/claims/&lt;claim #&gt; to verify that a specific claim information is returne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3:59:46.663159437</meta:creation-date>
    <dc:date>2021-03-04T16:34:24.019484837</dc:date>
    <meta:editing-duration>PT4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5" meta:word-count="241" meta:character-count="1355" meta:non-whitespace-character-count="1182"/>
  </office:meta>
</office:document-meta>
</file>